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2">
      <style:text-properties officeooo:paragraph-rsid="0012ca46"/>
    </style:style>
    <style:style style:name="P2" style:family="paragraph" style:parent-style-name="Standard" style:list-style-name="L2">
      <style:text-properties officeooo:rsid="0012ca46" officeooo:paragraph-rsid="0012ca46"/>
    </style:style>
    <style:style style:name="P3" style:family="paragraph" style:parent-style-name="Standard" style:list-style-name="L2">
      <style:text-properties officeooo:rsid="00133b08" officeooo:paragraph-rsid="00133b08"/>
    </style:style>
    <style:style style:name="P4" style:family="paragraph" style:parent-style-name="Standard" style:list-style-name="L2">
      <style:text-properties officeooo:rsid="0014e7f6" officeooo:paragraph-rsid="0014e7f6"/>
    </style:style>
    <style:style style:name="P5" style:family="paragraph" style:parent-style-name="Standard" style:list-style-name="L2">
      <style:text-properties officeooo:rsid="0016b422" officeooo:paragraph-rsid="0016b422"/>
    </style:style>
    <style:style style:name="T1" style:family="text">
      <style:text-properties officeooo:rsid="0012ca4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9787634" text:style-name="L2">
        <text:list-item>
          <text:p text:style-name="P2">Intro</text:p>
        </text:list-item>
        <text:list-item>
          <text:p text:style-name="P2">Design</text:p>
          <text:list>
            <text:list-item>
              <text:p text:style-name="P2">Noise Sources</text:p>
              <text:list>
                <text:list-item>
                  <text:p text:style-name="P2">Noise Pulse Train</text:p>
                  <text:list>
                    <text:list-item>
                      <text:p text:style-name="P3">DC blocker requirement</text:p>
                    </text:list-item>
                  </text:list>
                </text:list-item>
                <text:list-item>
                  <text:p text:style-name="P2">Noise “Bursts”</text:p>
                </text:list-item>
              </text:list>
            </text:list-item>
            <text:list-item>
              <text:p text:style-name="P2">Harmonic Exciters/Accenuators</text:p>
              <text:list>
                <text:list-item>
                  <text:p text:style-name="P2">HRB design</text:p>
                </text:list-item>
                <text:list-item>
                  <text:p text:style-name="P2">ResoTanh design</text:p>
                </text:list-item>
              </text:list>
            </text:list-item>
            <text:list-item>
              <text:p text:style-name="P1"><text:span text:style-name="T1">Results</text:span></text:p>
              <text:list>
                <text:list-item>
                  <text:p text:style-name="P2">Affect of Tanh on ability to generate harmonics</text:p>
                </text:list-item>
                <text:list-item>
                  <text:p text:style-name="P2">Computational complexity</text:p>
                </text:list-item>
                <text:list-item>
                  <text:p text:style-name="P2">Sonic results</text:p>
                </text:list-item>
                <text:list-item>
                  <text:p text:style-name="P2">Comparison to reality</text:p>
                </text:list-item>
                <text:list-item>
                  <text:p text:style-name="P4">In context of Wound CSG</text:p>
                  <text:list>
                    <text:list-item>
                      <text:p text:style-name="P5">effects from longitudinal mode filter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13:35:11.594000000</meta:creation-date>
    <meta:generator>LibreOffice/7.3.7.2$Windows_X86_64 LibreOffice_project/e114eadc50a9ff8d8c8a0567d6da8f454beeb84f</meta:generator>
    <dc:date>2023-01-19T14:23:17.448000000</dc:date>
    <meta:editing-duration>PT31M38S</meta:editing-duration>
    <meta:editing-cycles>4</meta:editing-cycles>
    <meta:document-statistic meta:table-count="0" meta:image-count="0" meta:object-count="0" meta:page-count="1" meta:paragraph-count="16" meta:word-count="60" meta:character-count="337" meta:non-whitespace-character-count="309"/>
  </office:meta>
</office:document-meta>
</file>